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B0000018A40C1EC914E61D48E.png" manifest:media-type="image/png"/>
  <manifest:file-entry manifest:full-path="Pictures/10009B5800002A7A000028B9E2D6DBDB74D3AB37.svg" manifest:media-type="image/svg+xml"/>
  <manifest:file-entry manifest:full-path="Pictures/100002010000023B0000019ECDD5FFAA922F1376.png" manifest:media-type="image/png"/>
  <manifest:file-entry manifest:full-path="Pictures/10000201000004B1000001148BBCAD9AC9581CB6.png" manifest:media-type="image/png"/>
  <manifest:file-entry manifest:full-path="Pictures/1000C1AD00007C2000001C87BEC164B841A56D96.svg" manifest:media-type="image/svg+xml"/>
  <manifest:file-entry manifest:full-path="Pictures/10000201000001B90000018A38324A8C5AB21CA5.png" manifest:media-type="image/png"/>
  <manifest:file-entry manifest:full-path="Pictures/1000951B0000297200002957AE502E19A62BF578.svg" manifest:media-type="image/svg+xml"/>
  <manifest:file-entry manifest:full-path="Pictures/1000D90600002D94000028B938582C91284C2B91.svg" manifest:media-type="image/svg+xml"/>
  <manifest:file-entry manifest:full-path="Pictures/1000CD8800003B0400002ACA0B87775D8C75C736.svg" manifest:media-type="image/svg+xml"/>
  <manifest:file-entry manifest:full-path="Pictures/100002010000019100000190FC7ED077660D534C.png" manifest:media-type="image/png"/>
  <manifest:file-entry manifest:full-path="Pictures/10000201000001EB000003DD907130B770D7004D.png" manifest:media-type="image/png"/>
  <manifest:file-entry manifest:full-path="Pictures/10013832000032BF000066378F6E02D481770376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pitch="variable"/>
    <style:font-face style:name="aakar1" svg:font-family="aakar" style:font-pitch="variable"/>
    <style:font-face style:name="aakar" svg:font-family="aakar" style:font-adornments="Bold Italic" style:font-pitch="variable"/>
    <style:font-face style:name="aakar2" svg:font-family="aakar" style:font-adornments="Regular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2cm, 0cm)" draw:image-opacity="100%" style:mirror="non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1.25cm" fo:min-width="7.1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2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5cm" fo:min-width="22.9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6cm, 0cm)" draw:image-opacity="100%" style:mirror="none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68cm" fo:min-width="4.6cm"/>
    </style:style>
    <style:style style:name="gr8" style:family="graphic" style:parent-style-name="standard">
      <style:graphic-properties svg:stroke-width="0.1cm" svg:stroke-color="#050505" draw:marker-start-width="0.35cm" draw:marker-end-width="0.35cm" draw:fill="none" draw:textarea-horizontal-align="justify" draw:textarea-vertical-align="middle" draw:auto-grow-height="false" fo:min-height="31.05cm" fo:min-width="11.5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50505" draw:marker-start-width="0.35cm" draw:marker-end-width="0.35cm" draw:fill="solid" draw:fill-color="#fff59d" draw:textarea-horizontal-align="justify" draw:textarea-vertical-align="middle" draw:auto-grow-height="false" fo:min-height="2.05cm" fo:min-width="11.5cm" fo:padding-top="0.175cm" fo:padding-bottom="0.175cm" fo:padding-left="0.3cm" fo:padding-right="0.3cm"/>
      <style:paragraph-properties style:writing-mode="lr-tb"/>
    </style:style>
    <style:style style:name="gr10" style:family="graphic" style:parent-style-name="standard">
      <style:graphic-properties svg:stroke-width="0.1cm" svg:stroke-color="#050505" draw:marker-start-width="0.35cm" draw:marker-end-width="0.35cm" draw:fill="none" draw:textarea-horizontal-align="justify" draw:textarea-vertical-align="middle" draw:auto-grow-height="false" fo:min-height="11.547cm" fo:min-width="13.9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50505" draw:marker-start-width="0.35cm" draw:marker-end-width="0.35cm" draw:fill="solid" draw:fill-color="#fff59d" draw:textarea-horizontal-align="justify" draw:textarea-vertical-align="middle" draw:auto-grow-height="false" fo:min-height="1.993cm" fo:min-width="13.9cm" fo:padding-top="0.175cm" fo:padding-bottom="0.175cm" fo:padding-left="0.3cm" fo:padding-right="0.3cm"/>
      <style:paragraph-properties style:writing-mode="lr-tb"/>
    </style:style>
    <style:style style:name="gr12" style:family="graphic" style:parent-style-name="objectwithoutfill">
      <style:graphic-properties svg:stroke-width="0.06cm" svg:stroke-color="#000000" draw:marker-start-width="0.29cm" draw:marker-end-width="0.29cm" draw:fill="solid" draw:textarea-vertical-align="middle" fo:padding-top="0.155cm" fo:padding-bottom="0.155cm" fo:padding-left="0.28cm" fo:padding-right="0.28cm"/>
    </style:style>
    <style:style style:name="gr13" style:family="graphic" style:parent-style-name="objectwithoutfill">
      <style:graphic-properties svg:stroke-width="0.1cm" svg:stroke-color="#000000" draw:marker-start-width="0.35cm" draw:marker-end="Arrow" draw:marker-end-width="0.95cm" draw:marker-end-center="true" draw:fill="solid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15cm" fo:min-width="5.6cm"/>
    </style:style>
    <style:style style:name="gr15" style:family="graphic" style:parent-style-name="standard">
      <style:graphic-properties draw:stroke="none" svg:stroke-width="0.1cm" svg:stroke-color="#050505" draw:marker-start-width="0.35cm" draw:marker-end-width="0.35cm" draw:fill="solid" draw:fill-color="#ffffff" draw:textarea-horizontal-align="justify" draw:textarea-vertical-align="middle" draw:auto-grow-height="false" fo:min-height="2.05cm" fo:min-width="8cm" fo:padding-top="0.175cm" fo:padding-bottom="0.175cm" fo:padding-left="0.3cm" fo:padding-right="0.3cm"/>
      <style:paragraph-properties style:writing-mode="lr-tb"/>
    </style:style>
    <style:style style:name="gr16" style:family="graphic" style:parent-style-name="standard">
      <style:graphic-properties draw:stroke="none" svg:stroke-width="0.1cm" svg:stroke-color="#050505" draw:marker-start-width="0.35cm" draw:marker-end-width="0.35cm" draw:fill="none" draw:fill-color="#ffffff" draw:textarea-horizontal-align="justify" draw:textarea-vertical-align="middle" draw:auto-grow-height="false" fo:min-height="2.05cm" fo:min-width="2cm" fo:padding-top="0.175cm" fo:padding-bottom="0.175cm" fo:padding-left="0.3cm" fo:padding-right="0.3cm"/>
      <style:paragraph-properties style:writing-mode="lr-tb"/>
    </style:style>
    <style:style style:name="gr17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0.362cm"/>
      <style:paragraph-properties style:writing-mode="lr-tb"/>
    </style:style>
    <style:style style:name="gr19" style:family="graphic" style:parent-style-name="standard">
      <style:graphic-properties draw:stroke="none" draw:fill="solid" draw:fill-color="#05fe04" draw:textarea-horizontal-align="justify" draw:textarea-vertical-align="middle" draw:auto-grow-height="false" fo:min-height="0.173cm" fo:min-width="2.137cm"/>
    </style:style>
    <style:style style:name="gr20" style:family="graphic" style:parent-style-name="standard">
      <style:graphic-properties draw:stroke="none" draw:fill="solid" draw:fill-color="#05fe04" draw:textarea-horizontal-align="justify" draw:textarea-vertical-align="middle" draw:auto-grow-height="false" fo:min-height="0.173cm" fo:min-width="0.841cm"/>
    </style:style>
    <style:style style:name="gr21" style:family="graphic" style:parent-style-name="standard">
      <style:graphic-properties draw:stroke="none" draw:fill="solid" draw:fill-color="#fe0215" draw:textarea-horizontal-align="justify" draw:textarea-vertical-align="middle" draw:auto-grow-height="false" fo:min-height="0.184cm" fo:min-width="0cm"/>
    </style:style>
    <style:style style:name="gr22" style:family="graphic" style:parent-style-name="objectwithoutfill">
      <style:graphic-properties draw:stroke="dash" draw:stroke-dash="Long_20_Dash" svg:stroke-width="0.1cm" svg:stroke-color="#808080" draw:marker-start-width="0.35cm" draw:marker-end="Arrow" draw:marker-end-width="0.95cm" draw:fill="solid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0.076cm" fo:min-width="0cm"/>
    </style:style>
    <style:style style:name="gr24" style:family="graphic" style:parent-style-name="standard">
      <style:graphic-properties draw:stroke="none" svg:stroke-width="0.1cm" svg:stroke-color="#050505" draw:marker-start-width="0.35cm" draw:marker-end-width="0.35cm" draw:fill="none" draw:fill-color="#ffffff" draw:textarea-horizontal-align="justify" draw:textarea-vertical-align="middle" draw:auto-grow-height="false" fo:min-height="3.35cm" fo:min-width="10.285cm" fo:padding-top="0.175cm" fo:padding-bottom="0.175cm" fo:padding-left="0.3cm" fo:padding-right="0.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0.722cm"/>
      <style:paragraph-properties style:writing-mode="lr-tb"/>
    </style:style>
    <style:style style:name="gr2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15cm" fo:min-width="6.3cm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99cm, 11.976cm, 0cm, 13.399cm)" draw:image-opacity="100%" style:mirror="none"/>
    </style:style>
    <style:style style:name="gr2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05cm" fo:min-width="4.6cm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281cm, 1.809cm, 0cm, 3.2cm)" draw:image-opacity="100%" style:mirror="none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6.965cm, 0cm, 0cm, 0cm)" draw:image-opacity="100%" style:mirror="none"/>
    </style:style>
    <style:style style:name="gr3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4.75cm" fo:min-width="8.2cm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0.399cm)" draw:image-opacity="100%" style:mirror="none"/>
    </style:style>
    <style:style style:name="gr3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5cm" fo:min-width="8.2cm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323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text-align="center" style:writing-mode="lr-tb"/>
      <style:text-properties style:font-name="aakar" fo:font-size="40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5" style:family="paragraph">
      <loext:graphic-properties draw:fill="solid" draw:fill-color="#fff59d"/>
      <style:paragraph-properties fo:text-align="center" style:writing-mode="lr-tb"/>
      <style:text-properties style:font-name="aakar" fo:font-size="40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center" style:writing-mode="lr-tb"/>
      <style:text-properties style:font-name="aakar" fo:font-size="36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8" style:family="paragraph">
      <loext:graphic-properties draw:fill="solid" draw:fill-color="#ffffff"/>
      <style:paragraph-properties fo:text-align="center" style:writing-mode="lr-tb"/>
      <style:text-properties style:font-name="aakar" fo:font-size="36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9" style:family="paragraph">
      <style:paragraph-properties fo:text-align="center" style:writing-mode="lr-tb"/>
      <style:text-properties style:font-name="aakar" fo:font-size="2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font-name="aakar" fo:font-size="2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color="#282828" style:font-name="aakar2" fo:font-size="21pt" fo:font-weight="normal" style:font-size-asian="18pt" style:font-size-complex="18pt"/>
    </style:style>
    <style:style style:name="P12" style:family="paragraph">
      <loext:graphic-properties draw:fill="solid" draw:fill-color="#05fe04"/>
      <style:paragraph-properties fo:text-align="center"/>
    </style:style>
    <style:style style:name="P13" style:family="paragraph">
      <loext:graphic-properties draw:fill="solid" draw:fill-color="#fe0215"/>
      <style:paragraph-properties fo:text-align="center"/>
    </style:style>
    <style:style style:name="P14" style:family="paragraph">
      <loext:graphic-properties draw:fill="solid" draw:fill-color="#808080"/>
      <style:paragraph-properties fo:text-align="center"/>
    </style:style>
    <style:style style:name="P15" style:family="paragraph">
      <style:paragraph-properties fo:text-align="center" style:writing-mode="lr-tb"/>
      <style:text-properties style:font-name="aakar" fo:font-size="40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aakar" fo:font-size="40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7" style:family="paragraph">
      <style:paragraph-properties fo:text-align="start" style:writing-mode="lr-tb"/>
      <style:text-properties style:font-name="aakar" fo:font-size="2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8" style:family="paragraph">
      <loext:graphic-properties draw:fill="none" draw:fill-color="#ffffff"/>
      <style:paragraph-properties fo:text-align="start" style:writing-mode="lr-tb"/>
      <style:text-properties style:font-name="aakar" fo:font-size="2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9" style:family="paragraph">
      <style:paragraph-properties fo:text-align="start" style:writing-mode="lr-tb"/>
      <style:text-properties fo:color="#808080" style:font-name="aakar" fo:font-size="2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0" style:family="paragraph">
      <loext:graphic-properties draw:fill="none" draw:fill-color="#ffffff"/>
      <style:paragraph-properties fo:text-align="start" style:writing-mode="lr-tb"/>
      <style:text-properties fo:color="#808080" style:font-name="aakar" fo:font-size="2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1" style:family="paragraph">
      <loext:graphic-properties draw:fill="none" draw:fill-color="#ffffff"/>
      <style:paragraph-properties style:writing-mode="lr-tb"/>
      <style:text-properties fo:color="#282828" style:font-name="aakar2" fo:font-size="21pt" fo:font-weight="bold" style:font-size-asian="18pt" style:font-weight-asian="bold" style:font-size-complex="18pt" style:font-weight-complex="bold"/>
    </style:style>
    <style:style style:name="P22" style:family="paragraph">
      <style:paragraph-properties style:writing-mode="lr-tb"/>
    </style:style>
    <style:style style:name="T1" style:family="text">
      <style:text-properties style:font-name="aakar" fo:font-size="40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style:font-name="aakar" fo:font-size="36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akar" fo:font-size="28pt" fo:font-style="italic" fo:text-shadow="none" style:text-underline-style="none" fo:font-weight="bold" style:letter-kerning="true" style:font-name-asian="Noto Sans CJK SC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aakar" fo:font-size="20pt" fo:font-style="italic" fo:text-shadow="none" style:text-underline-style="none" fo:font-weight="bold" style:letter-kerning="true" style:font-name-asian="Noto Sans CJK SC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aakar" fo:font-size="14pt" fo:font-style="italic" fo:text-shadow="none" style:text-underline-style="none" fo:font-weight="bold" style:letter-kerning="true" style:font-name-asian="Noto Sans CJK SC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6" style:family="text">
      <style:text-properties style:font-name="aakar" fo:font-size="2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7" style:family="text">
      <style:text-properties style:font-name="aakar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8" style:family="text">
      <style:text-properties style:font-name="aakar" fo:font-size="14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9" style:family="text">
      <style:text-properties fo:color="#282828" style:font-name="aakar2" fo:font-size="21pt" fo:font-weight="normal" style:font-size-asian="18pt" style:font-size-complex="18pt"/>
    </style:style>
    <style:style style:name="T10" style:family="text">
      <style:text-properties style:font-name="aakar" fo:font-size="40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1" style:family="text">
      <style:text-properties style:font-name="aakar" fo:font-size="2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2" style:family="text">
      <style:text-properties style:font-name="aakar" fo:font-size="17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aakar" fo:font-size="26pt" fo:font-style="italic" fo:text-shadow="none" style:text-underline-style="none" fo:font-weight="bold" style:letter-kerning="true" style:font-name-asian="Noto Sans CJK SC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color="#808080" style:font-name="aakar" fo:font-size="2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5" style:family="text">
      <style:text-properties fo:color="#808080" style:font-name="aakar" fo:font-size="20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6" style:family="text">
      <style:text-properties fo:color="#808080" style:font-name="aakar" fo:font-size="14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7" style:family="text">
      <style:text-properties fo:color="#282828" style:font-name="aakar2" fo:font-size="21pt" fo:font-weight="bold" style:font-size-asian="18pt" style:font-weight-asian="bold" style:font-size-complex="18pt" style:font-weight-complex="bold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aakar" fo:font-size="22pt" fo:font-style="italic" fo:text-shadow="none" style:text-underline-style="none" fo:font-weight="bold" style:letter-kerning="true" style:font-name-asian="Noto Sans CJK SC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99cm" svg:height="16.965cm" svg:x="16.5cm" svg:y="6.334cm">
          <draw:image xlink:href="Pictures/10013832000032BF000066378F6E02D481770376.svg" xlink:type="simple" xlink:show="embed" xlink:actuate="onLoad" loext:mime-type="image/svg+xml">
            <text:p/>
          </draw:image>
          <draw:image xlink:href="Pictures/10000201000001EB000003DD907130B770D7004D.png" xlink:type="simple" xlink:show="embed" xlink:actuate="onLoad" loext:mime-type="image/png"/>
        </draw:frame>
        <draw:custom-shape draw:style-name="gr2" draw:text-style-name="P2" draw:layer="layout" svg:width="7.6cm" svg:height="1.5cm" svg:x="19.8cm" svg:y="1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6cm" svg:height="1.5cm" svg:x="19.8cm" svg:y="21.7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1.667cm" svg:height="8.223cm" svg:x="0.833cm" svg:y="8.176cm">
          <draw:image xlink:href="Pictures/1000D90600002D94000028B938582C91284C2B91.svg" xlink:type="simple" xlink:show="embed" xlink:actuate="onLoad" loext:mime-type="image/svg+xml">
            <text:p/>
          </draw:image>
          <draw:image xlink:href="Pictures/10000201000001B90000018A38324A8C5AB21CA5.png" xlink:type="simple" xlink:show="embed" xlink:actuate="onLoad" loext:mime-type="image/png"/>
        </draw:frame>
        <draw:g>
          <draw:frame draw:style-name="gr4" draw:text-style-name="P1" draw:layer="layout" svg:width="31.775cm" svg:height="7.302cm" svg:x="10.7cm" svg:y="1.6cm">
            <draw:image xlink:href="Pictures/1000C1AD00007C2000001C87BEC164B841A56D96.svg" xlink:type="simple" xlink:show="embed" xlink:actuate="onLoad" loext:mime-type="image/svg+xml">
              <text:p/>
            </draw:image>
            <draw:image xlink:href="Pictures/10000201000004B1000001148BBCAD9AC9581CB6.png" xlink:type="simple" xlink:show="embed" xlink:actuate="onLoad" loext:mime-type="image/png"/>
          </draw:frame>
          <draw:custom-shape draw:style-name="gr5" draw:text-style-name="P3" draw:layer="layout" svg:width="23.4cm" svg:height="1cm" svg:x="15.775cm" svg:y="6.002cm">
            <text:p/>
            <draw:enhanced-geometry svg:viewBox="0 0 21600 21600" draw:type="rectangle" draw:enhanced-path="M 0 0 L 21600 0 21600 21600 0 21600 0 0 Z N"/>
          </draw:custom-shape>
        </draw:g>
        <draw:frame draw:style-name="gr6" draw:text-style-name="P1" draw:layer="layout" svg:width="10.609cm" svg:height="8.981cm" svg:x="0.891cm" svg:y="29.318cm">
          <draw:image xlink:href="Pictures/1000951B0000297200002957AE502E19A62BF578.svg" xlink:type="simple" xlink:show="embed" xlink:actuate="onLoad" loext:mime-type="image/svg+xml">
            <text:p/>
          </draw:image>
          <draw:image xlink:href="Pictures/100002010000019100000190FC7ED077660D534C.png" xlink:type="simple" xlink:show="embed" xlink:actuate="onLoad" loext:mime-type="image/png"/>
        </draw:frame>
        <draw:custom-shape draw:style-name="gr7" draw:text-style-name="P3" draw:layer="layout" svg:width="5.1cm" svg:height="1.018cm" svg:x="4.2cm" svg:y="35.8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5.107cm" svg:height="10.953cm" svg:x="37.593cm" svg:y="15.6cm">
          <draw:image xlink:href="Pictures/1000CD8800003B0400002ACA0B87775D8C75C736.svg" xlink:type="simple" xlink:show="embed" xlink:actuate="onLoad" loext:mime-type="image/svg+xml">
            <text:p/>
          </draw:image>
          <draw:image xlink:href="Pictures/100002010000023B0000019ECDD5FFAA922F1376.png" xlink:type="simple" xlink:show="embed" xlink:actuate="onLoad" loext:mime-type="image/png"/>
        </draw:frame>
        <draw:custom-shape draw:style-name="gr8" draw:text-style-name="P1" draw:layer="layout" svg:width="12.1cm" svg:height="31.4cm" svg:x="0.5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12.1cm" svg:height="2.4cm" svg:x="0.5cm" svg:y="5.8cm">
          <text:p text:style-name="P4"><text:span text:style-name="T1">INPU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4.5cm" svg:height="11.897cm" svg:x="37.3cm" svg:y="15.2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14.5cm" svg:height="2.343cm" svg:x="37.3cm" svg:y="12.9cm">
          <text:p text:style-name="P4"><text:span text:style-name="T1">OUT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12" draw:text-style-name="P6" draw:layer="layout" svg:width="2.049cm" svg:height="1.613cm" draw:transform="skewX (-0.426558469187414) rotate (-0.886278194162722) translate (4.5264280941821cm 34.311576446223cm)" svg:viewBox="0 0 2050 1614" svg:d="M0 1614c1744-1 2050-1614 2050-1614">
            <text:p/>
          </draw:path>
          <draw:path draw:style-name="gr12" draw:text-style-name="P6" draw:layer="layout" svg:width="2.045cm" svg:height="1.613cm" draw:transform="skewX (-0.424115008234622) rotate (-0.886278194162722) translate (6.58776701157899cm 34.3152578535603cm)" svg:viewBox="0 0 2046 1614" svg:d="M0 1614c1744-1 2046-1614 2046-1614">
            <text:p/>
          </draw:path>
          <draw:path draw:style-name="gr12" draw:text-style-name="P6" draw:layer="layout" svg:width="2.065cm" svg:height="1.612cm" draw:transform="skewX (-0.43406338497099) rotate (-0.885580062461923) translate (8.6322667597297cm 34.3005878460725cm)" svg:viewBox="0 0 2066 1613" svg:d="M0 1613c1743 1 2066-1613 2066-1613">
            <text:p/>
          </draw:path>
        </draw:g>
        <draw:g>
          <draw:path draw:style-name="gr12" draw:text-style-name="P6" draw:layer="layout" svg:width="1.995cm" svg:height="1.546cm" draw:transform="skewX (-0.484852466204025) rotate (-0.918392252399417) translate (16.0744133419033cm 4.41349361066643cm)" svg:viewBox="0 0 1996 1547" svg:d="M0 1547c1698 1 1996-1547 1996-1547">
            <text:p/>
          </draw:path>
          <draw:path draw:style-name="gr12" draw:text-style-name="P6" draw:layer="layout" svg:width="1.995cm" svg:height="1.546cm" draw:transform="skewX (-0.484852466204025) rotate (-0.918392252399417) translate (17.9944133419033cm 4.41349361066643cm)" svg:viewBox="0 0 1996 1547" svg:d="M0 1547c1698 1 1996-1547 1996-1547">
            <text:p/>
          </draw:path>
          <draw:path draw:style-name="gr12" draw:text-style-name="P6" draw:layer="layout" svg:width="1.995cm" svg:height="1.546cm" draw:transform="skewX (-0.484852466204025) rotate (-0.918392252399417) translate (19.9144133419033cm 4.41349361066642cm)" svg:viewBox="0 0 1996 1547" svg:d="M0 1547c1698 1 1996-1547 1996-1547">
            <text:p/>
          </draw:path>
        </draw:g>
        <draw:line draw:style-name="gr13" draw:text-style-name="P6" draw:layer="layout" svg:x1="14.25cm" svg:y1="18.2cm" svg:x2="15.55cm" svg:y2="18.2cm">
          <text:p/>
        </draw:line>
        <draw:custom-shape draw:style-name="gr14" draw:text-style-name="P3" draw:layer="layout" svg:width="6.1cm" svg:height="1.4cm" svg:x="54.7cm" svg:y="34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6.1cm" svg:height="1.4cm" svg:x="61.1cm" svg:y="4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8.6cm" svg:height="2.4cm" svg:x="2.6cm" svg:y="2.5cm">
          <text:p text:style-name="P7"><text:span text:style-name="T2">From previous</text:span></text:p>
          <text:p text:style-name="P7"><text:span text:style-name="T2">time-step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2.6cm" svg:height="2.4cm" svg:x="25.9cm" svg:y="0.2cm">
          <text:p text:style-name="P9"><text:span text:style-name="T3">W</text:span><text:span text:style-name="T4">3,2</text:span><text:span text:style-name="T5"> </text:span><text:span text:style-name="T3">=</text:span><text:span text:style-name="T5"> </text:span><text:span text:style-name="T6">0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2.6cm" svg:height="2.4cm" svg:x="16.8cm" svg:y="0.2cm">
          <text:p text:style-name="P9"><text:span text:style-name="T6">W</text:span><text:span text:style-name="T7">3,1</text:span><text:span text:style-name="T8"> </text:span><text:span text:style-name="T6">=</text:span><text:span text:style-name="T8"> </text:span><text:span text:style-name="T6">0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6" draw:layer="layout" svg:x1="28.2cm" svg:y1="20.1cm" svg:x2="35.3cm" svg:y2="20.1cm">
          <text:p/>
        </draw:line>
        <draw:line draw:style-name="gr17" draw:text-style-name="P6" draw:layer="layout" svg:x1="15.28cm" svg:y1="6.9cm" svg:x2="13.3cm" svg:y2="29.2cm">
          <text:p/>
        </draw:line>
        <draw:frame draw:style-name="gr18" draw:text-style-name="P11" draw:layer="layout" svg:width="0.862cm" svg:height="1.077cm" svg:x="15.9cm" svg:y="6.62cm">
          <draw:text-box>
            <text:p><text:span text:style-name="T9">1</text:span></text:p>
          </draw:text-box>
        </draw:frame>
        <draw:frame draw:style-name="gr18" draw:text-style-name="P11" draw:layer="layout" svg:width="0.862cm" svg:height="1.077cm" svg:x="17.786cm" svg:y="6.622cm">
          <draw:text-box>
            <text:p><text:span text:style-name="T9">2</text:span></text:p>
          </draw:text-box>
        </draw:frame>
        <draw:frame draw:style-name="gr18" draw:text-style-name="P11" draw:layer="layout" svg:width="0.862cm" svg:height="1.077cm" svg:x="19.77cm" svg:y="6.62cm">
          <draw:text-box>
            <text:p><text:span text:style-name="T9">3</text:span></text:p>
          </draw:text-box>
        </draw:frame>
        <draw:g>
          <draw:path draw:style-name="gr12" draw:text-style-name="P6" draw:layer="layout" svg:width="1.995cm" svg:height="1.546cm" draw:transform="skewX (-0.484852466204025) rotate (-0.918392252399417) translate (24.9944133419033cm 4.41349361066643cm)" svg:viewBox="0 0 1996 1547" svg:d="M0 1547c1698 1 1996-1547 1996-1547">
            <text:p/>
          </draw:path>
          <draw:path draw:style-name="gr12" draw:text-style-name="P6" draw:layer="layout" svg:width="1.995cm" svg:height="1.546cm" draw:transform="skewX (-0.484852466204025) rotate (-0.918392252399417) translate (26.9144133419033cm 4.41349361066644cm)" svg:viewBox="0 0 1996 1547" svg:d="M0 1547c1698 1 1996-1547 1996-1547">
            <text:p/>
          </draw:path>
          <draw:path draw:style-name="gr12" draw:text-style-name="P6" draw:layer="layout" svg:width="1.995cm" svg:height="1.546cm" draw:transform="skewX (-0.484852466204025) rotate (-0.918392252399417) translate (28.8344133419033cm 4.41349361066644cm)" svg:viewBox="0 0 1996 1547" svg:d="M0 1547c1698 1 1996-1547 1996-1547">
            <text:p/>
          </draw:path>
        </draw:g>
        <draw:frame draw:style-name="gr18" draw:text-style-name="P11" draw:layer="layout" svg:width="0.862cm" svg:height="1.077cm" svg:x="24.8cm" svg:y="6.621cm">
          <draw:text-box>
            <text:p><text:span text:style-name="T9">1</text:span></text:p>
          </draw:text-box>
        </draw:frame>
        <draw:frame draw:style-name="gr18" draw:text-style-name="P11" draw:layer="layout" svg:width="0.862cm" svg:height="1.077cm" svg:x="26.74cm" svg:y="6.62cm">
          <draw:text-box>
            <text:p><text:span text:style-name="T9">2</text:span></text:p>
          </draw:text-box>
        </draw:frame>
        <draw:frame draw:style-name="gr18" draw:text-style-name="P11" draw:layer="layout" svg:width="0.862cm" svg:height="1.077cm" svg:x="28.72cm" svg:y="6.62cm">
          <draw:text-box>
            <text:p><text:span text:style-name="T9">3</text:span></text:p>
          </draw:text-box>
        </draw:frame>
        <draw:line draw:style-name="gr13" draw:text-style-name="P6" draw:layer="layout" svg:x1="23.7cm" svg:y1="6.401cm" svg:x2="22.5cm" svg:y2="9.2cm">
          <text:p/>
        </draw:line>
        <draw:g>
          <draw:path draw:style-name="gr12" draw:text-style-name="P6" draw:layer="layout" svg:width="2.092cm" svg:height="1.657cm" draw:transform="skewX (-0.386590429316744) rotate (-0.862716249260798) translate (19.9602022872381cm 12.2995235777741cm)" svg:viewBox="0 0 2093 1658" svg:d="M0 1658c1777 1 2093-1658 2093-1658">
            <text:p/>
          </draw:path>
          <draw:frame draw:style-name="gr18" draw:text-style-name="P11" draw:layer="layout" svg:width="0.862cm" svg:height="1.077cm" svg:x="19.831cm" svg:y="14.51cm">
            <draw:text-box>
              <text:p><text:span text:style-name="T9">1</text:span></text:p>
            </draw:text-box>
          </draw:frame>
          <draw:frame draw:style-name="gr18" draw:text-style-name="P11" draw:layer="layout" svg:width="0.862cm" svg:height="1.077cm" svg:x="21.964cm" svg:y="14.505cm">
            <draw:text-box>
              <text:p><text:span text:style-name="T9">2</text:span></text:p>
            </draw:text-box>
          </draw:frame>
          <draw:frame draw:style-name="gr18" draw:text-style-name="P11" draw:layer="layout" svg:width="0.862cm" svg:height="1.077cm" svg:x="24.087cm" svg:y="14.505cm">
            <draw:text-box>
              <text:p><text:span text:style-name="T9">3</text:span></text:p>
            </draw:text-box>
          </draw:frame>
          <draw:path draw:style-name="gr12" draw:text-style-name="P6" draw:layer="layout" svg:width="2.081cm" svg:height="1.648cm" draw:transform="skewX (-0.393048147549123) rotate (-0.867254105315983) translate (22.0975840824269cm 12.301844725194cm)" svg:viewBox="0 0 2082 1649" svg:d="M0 1649c1770 1 2082-1649 2082-1649">
            <text:p/>
          </draw:path>
          <draw:path draw:style-name="gr12" draw:text-style-name="P6" draw:layer="layout" svg:width="2.088cm" svg:height="1.652cm" draw:transform="skewX (-0.390081087820733) rotate (-0.864636111437991) translate (24.2219468487851cm 12.3004729020459cm)" svg:viewBox="0 0 2089 1653" svg:d="M0 1653c1773 2 2089-1653 2089-1653">
            <text:p/>
          </draw:path>
          <draw:path draw:style-name="gr12" draw:text-style-name="P6" draw:layer="layout" svg:width="2.081cm" svg:height="1.648cm" draw:transform="skewX (-0.393048147549123) rotate (-0.867254105315983) translate (26.3532382348729cm 12.301844725194cm)" svg:viewBox="0 0 2082 1649" svg:d="M0 1649c1770 1 2082-1649 2082-1649">
            <text:p/>
          </draw:path>
          <draw:frame draw:style-name="gr18" draw:text-style-name="P11" draw:layer="layout" svg:width="0.862cm" svg:height="1.077cm" svg:x="26.23cm" svg:y="14.506cm">
            <draw:text-box>
              <text:p><text:span text:style-name="T9">4</text:span></text:p>
            </draw:text-box>
          </draw:frame>
        </draw:g>
        <draw:g>
          <draw:path draw:style-name="gr12" draw:text-style-name="P6" draw:layer="layout" svg:width="2.092cm" svg:height="1.657cm" draw:transform="skewX (-0.386590429316744) rotate (-0.862716249260798) translate (19.9602022872381cm 20.1395235777741cm)" svg:viewBox="0 0 2093 1658" svg:d="M0 1658c1777 1 2093-1658 2093-1658">
            <text:p/>
          </draw:path>
          <draw:frame draw:style-name="gr18" draw:text-style-name="P11" draw:layer="layout" svg:width="0.862cm" svg:height="1.077cm" svg:x="19.831cm" svg:y="22.35cm">
            <draw:text-box>
              <text:p><text:span text:style-name="T9">1</text:span></text:p>
            </draw:text-box>
          </draw:frame>
          <draw:frame draw:style-name="gr18" draw:text-style-name="P11" draw:layer="layout" svg:width="0.862cm" svg:height="1.077cm" svg:x="21.964cm" svg:y="22.345cm">
            <draw:text-box>
              <text:p><text:span text:style-name="T9">2</text:span></text:p>
            </draw:text-box>
          </draw:frame>
          <draw:frame draw:style-name="gr18" draw:text-style-name="P11" draw:layer="layout" svg:width="0.862cm" svg:height="1.077cm" svg:x="24.087cm" svg:y="22.345cm">
            <draw:text-box>
              <text:p><text:span text:style-name="T9">3</text:span></text:p>
            </draw:text-box>
          </draw:frame>
          <draw:path draw:style-name="gr12" draw:text-style-name="P6" draw:layer="layout" svg:width="2.081cm" svg:height="1.648cm" draw:transform="skewX (-0.393048147549123) rotate (-0.867254105315983) translate (22.0975840824269cm 20.141844725194cm)" svg:viewBox="0 0 2082 1649" svg:d="M0 1649c1770 1 2082-1649 2082-1649">
            <text:p/>
          </draw:path>
          <draw:path draw:style-name="gr12" draw:text-style-name="P6" draw:layer="layout" svg:width="2.088cm" svg:height="1.652cm" draw:transform="skewX (-0.390081087820733) rotate (-0.864636111437991) translate (24.2219468487851cm 20.1404729020459cm)" svg:viewBox="0 0 2089 1653" svg:d="M0 1653c1773 2 2089-1653 2089-1653">
            <text:p/>
          </draw:path>
          <draw:path draw:style-name="gr12" draw:text-style-name="P6" draw:layer="layout" svg:width="2.081cm" svg:height="1.648cm" draw:transform="skewX (-0.393048147549123) rotate (-0.867254105315983) translate (26.3532382348729cm 20.141844725194cm)" svg:viewBox="0 0 2082 1649" svg:d="M0 1649c1770 1 2082-1649 2082-1649">
            <text:p/>
          </draw:path>
          <draw:frame draw:style-name="gr18" draw:text-style-name="P11" draw:layer="layout" svg:width="0.862cm" svg:height="1.077cm" svg:x="26.23cm" svg:y="22.346cm">
            <draw:text-box>
              <text:p><text:span text:style-name="T9">4</text:span></text:p>
            </draw:text-box>
          </draw:frame>
        </draw:g>
        <draw:g>
          <draw:custom-shape draw:style-name="gr19" draw:text-style-name="P12" draw:layer="layout" svg:width="2.637cm" svg:height="0.423cm" draw:transform="rotate (0.785398163397448) translate (23.749cm 17.26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2" draw:layer="layout" svg:width="1.341cm" svg:height="0.423cm" draw:transform="rotate (-0.785398163397448) translate (23.399cm 16.3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1" draw:text-style-name="P13" draw:layer="layout" svg:width="2.287cm" svg:height="2.286cm" draw:transform="skewX (-0.000523598775598333) rotate (0.785398163397448) translate (27.62cm 11.587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749.0794318779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6" draw:layer="layout" svg:x1="13.26cm" svg:y1="29.18cm" svg:x2="15.56cm" svg:y2="29.18cm">
          <text:p/>
        </draw:line>
        <draw:line draw:style-name="gr22" draw:text-style-name="P6" draw:layer="layout" svg:x1="8.8cm" svg:y1="13.7cm" svg:x2="16.4cm" svg:y2="16.5cm">
          <text:p/>
        </draw:line>
        <draw:line draw:style-name="gr22" draw:text-style-name="P6" draw:layer="layout" svg:x1="7cm" svg:y1="12.4cm" svg:x2="20.7cm" svg:y2="26cm">
          <text:p/>
        </draw:line>
        <draw:custom-shape draw:style-name="gr23" draw:text-style-name="P14" draw:layer="layout" svg:width="0.46cm" svg:height="0.46cm" svg:x="3.84cm" svg:y="9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draw:layer="layout" svg:width="2.6cm" svg:height="2.4cm" draw:transform="rotate (-1.57830124257847) translate (24.825cm 23.509cm)">
          <text:p text:style-name="P15"><text:span text:style-name="T10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10.885cm" svg:height="3.7cm" svg:x="25.9cm" svg:y="15.7cm">
          <text:p text:style-name="P17"><text:span text:style-name="T11">W</text:span><text:span text:style-name="T12">4,1</text:span><text:span text:style-name="T11"> = Bin(10;10+4+6,0.8)</text:span></text:p>
          <text:p text:style-name="P17"><text:span text:style-name="T13"><text:tab/></text:span><text:span text:style-name="T13"> </text:span><text:span text:style-name="T4"><text:s/></text:span><text:span text:style-name="T13">= </text:span><text:span text:style-name="T11">0.0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0" draw:layer="layout" svg:width="10.885cm" svg:height="3.7cm" svg:x="28.6cm" svg:y="19.2cm">
          <text:p text:style-name="P19"><text:span text:style-name="T14">(R</text:span><text:span text:style-name="T15">4,1</text:span><text:span text:style-name="T16"> </text:span><text:span text:style-name="T14">=</text:span><text:span text:style-name="T16"> </text:span><text:span text:style-name="T14">1.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0" draw:layer="layout" svg:width="10.885cm" svg:height="3.7cm" svg:x="28.7cm" svg:y="28.2cm">
          <text:p text:style-name="P19"><text:span text:style-name="T14">(R</text:span><text:span text:style-name="T15">4,2</text:span><text:span text:style-name="T16"> </text:span><text:span text:style-name="T14">=</text:span><text:span text:style-name="T16"> </text:span><text:span text:style-name="T14">0.9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1" draw:layer="layout" svg:width="0.862cm" svg:height="1.077cm" svg:x="25.48cm" svg:y="11.45cm">
          <draw:text-box>
            <text:p><text:span text:style-name="T17">6</text:span></text:p>
          </draw:text-box>
        </draw:frame>
        <draw:frame draw:style-name="gr18" draw:text-style-name="P21" draw:layer="layout" svg:width="0.862cm" svg:height="1.077cm" svg:x="26.86cm" svg:y="12.9cm">
          <draw:text-box>
            <text:p><text:span text:style-name="T17">0</text:span></text:p>
          </draw:text-box>
        </draw:frame>
        <draw:frame draw:style-name="gr18" draw:text-style-name="P21" draw:layer="layout" svg:width="0.862cm" svg:height="1.077cm" svg:x="26.2cm" svg:y="12.002cm">
          <draw:text-box>
            <text:p><text:span text:style-name="T17">3</text:span></text:p>
          </draw:text-box>
        </draw:frame>
        <draw:frame draw:style-name="gr25" draw:text-style-name="P21" draw:layer="layout" svg:width="1.222cm" svg:height="1.077cm" svg:x="25.28cm" svg:y="17.951cm">
          <draw:text-box>
            <text:p><text:span text:style-name="T17">10</text:span></text:p>
          </draw:text-box>
        </draw:frame>
        <draw:frame draw:style-name="gr18" draw:text-style-name="P21" draw:layer="layout" svg:width="0.862cm" svg:height="1.077cm" svg:x="26.18cm" svg:y="19.652cm">
          <draw:text-box>
            <text:p><text:span text:style-name="T17">4</text:span></text:p>
          </draw:text-box>
        </draw:frame>
        <draw:frame draw:style-name="gr18" draw:text-style-name="P21" draw:layer="layout" svg:width="0.862cm" svg:height="1.077cm" svg:x="26.88cm" svg:y="19.053cm">
          <draw:text-box>
            <text:p><text:span text:style-name="T17">6</text:span></text:p>
          </draw:text-box>
        </draw:frame>
        <draw:custom-shape draw:style-name="gr23" draw:text-style-name="P14" draw:layer="layout" svg:width="0.46cm" svg:height="0.46cm" svg:x="8.54cm" svg:y="13.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0.46cm" svg:height="0.46cm" svg:x="6.74cm" svg:y="12.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3.4cm" svg:height="1cm" svg:x="26.375cm" svg:y="41.5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6.8cm" svg:height="1.4cm" svg:x="23.9cm" svg:y="7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6.8cm" svg:height="1.4cm" svg:x="20.2cm" svg:y="27.8cm">
          <text:p/>
          <draw:enhanced-geometry svg:viewBox="0 0 21600 21600" draw:type="rectangle" draw:enhanced-path="M 0 0 L 21600 0 21600 21600 0 21600 0 0 Z N"/>
        </draw:custom-shape>
        <draw:frame draw:style-name="gr27" draw:text-style-name="P1" draw:layer="layout" svg:width="6.399cm" svg:height="1.402cm" svg:x="20.401cm" svg:y="27.098cm">
          <draw:image xlink:href="Pictures/1000C1AD00007C2000001C87BEC164B841A56D96.svg" xlink:type="simple" xlink:show="embed" xlink:actuate="onLoad" loext:mime-type="image/svg+xml">
            <text:p/>
          </draw:image>
          <draw:image xlink:href="Pictures/10000201000004B1000001148BBCAD9AC9581CB6.png" xlink:type="simple" xlink:show="embed" xlink:actuate="onLoad" loext:mime-type="image/png"/>
        </draw:frame>
        <draw:frame draw:style-name="gr27" draw:text-style-name="P1" draw:layer="layout" svg:width="6.399cm" svg:height="1.402cm" svg:x="24.101cm" svg:y="7.1cm">
          <draw:image xlink:href="Pictures/1000C1AD00007C2000001C87BEC164B841A56D96.svg" xlink:type="simple" xlink:show="embed" xlink:actuate="onLoad" loext:mime-type="image/svg+xml">
            <text:p/>
          </draw:image>
          <draw:image xlink:href="Pictures/10000201000004B1000001148BBCAD9AC9581CB6.png" xlink:type="simple" xlink:show="embed" xlink:actuate="onLoad" loext:mime-type="image/png"/>
        </draw:frame>
        <draw:line draw:style-name="gr22" draw:text-style-name="P6" draw:layer="layout" svg:x1="4.1cm" svg:y1="9.8cm" svg:x2="15.9cm" svg:y2="11.1cm">
          <text:p/>
        </draw:line>
        <draw:custom-shape draw:style-name="gr28" draw:text-style-name="P3" draw:layer="layout" svg:width="5.1cm" svg:height="2.3cm" svg:x="4.3cm" svg:y="37cm">
          <text:p/>
          <draw:enhanced-geometry svg:viewBox="0 0 21600 21600" draw:type="rectangle" draw:enhanced-path="M 0 0 L 21600 0 21600 21600 0 21600 0 0 Z N"/>
        </draw:custom-shape>
        <draw:frame draw:style-name="gr29" draw:text-style-name="P1" draw:layer="layout" svg:width="5.599cm" svg:height="2.3cm" svg:x="4.1cm" svg:y="37.1cm">
          <draw:image xlink:href="Pictures/1000951B0000297200002957AE502E19A62BF578.svg" xlink:type="simple" xlink:show="embed" xlink:actuate="onLoad" loext:mime-type="image/svg+xml">
            <text:p/>
          </draw:image>
          <draw:image xlink:href="Pictures/100002010000019100000190FC7ED077660D534C.png" xlink:type="simple" xlink:show="embed" xlink:actuate="onLoad" loext:mime-type="image/png"/>
        </draw:frame>
        <draw:custom-shape draw:style-name="gr2" draw:text-style-name="P2" draw:layer="layout" svg:width="7.6cm" svg:height="1.5cm" svg:x="19.7cm" svg:y="27cm">
          <text:p/>
          <draw:enhanced-geometry svg:viewBox="0 0 21600 21600" draw:type="rectangle" draw:enhanced-path="M 0 0 L 21600 0 21600 21600 0 21600 0 0 Z N"/>
        </draw:custom-shape>
        <draw:g>
          <draw:frame draw:style-name="gr30" draw:text-style-name="P1" draw:layer="layout" svg:width="12.99cm" svg:height="9.2cm" svg:x="16.51cm" svg:y="26.2cm">
            <draw:image xlink:href="Pictures/10013832000032BF000066378F6E02D481770376.svg" xlink:type="simple" xlink:show="embed" xlink:actuate="onLoad" loext:mime-type="image/svg+xml">
              <text:p/>
            </draw:image>
            <draw:image xlink:href="Pictures/10000201000001EB000003DD907130B770D7004D.png" xlink:type="simple" xlink:show="embed" xlink:actuate="onLoad" loext:mime-type="image/png"/>
          </draw:frame>
          <draw:custom-shape draw:style-name="gr2" draw:text-style-name="P2" draw:layer="layout" svg:width="7.6cm" svg:height="1.5cm" svg:x="19.7cm" svg:y="32.5cm">
            <text:p/>
            <draw:enhanced-geometry svg:viewBox="0 0 21600 21600" draw:type="rectangle" draw:enhanced-path="M 0 0 L 21600 0 21600 21600 0 21600 0 0 Z N"/>
          </draw:custom-shape>
        </draw:g>
        <draw:g>
          <draw:path draw:style-name="gr12" draw:text-style-name="P6" draw:layer="layout" svg:width="2.092cm" svg:height="1.657cm" draw:transform="skewX (-0.386590429316744) rotate (-0.862716249260798) translate (19.9602022872381cm 30.8605235777741cm)" svg:viewBox="0 0 2093 1658" svg:d="M0 1658c1777 1 2093-1658 2093-1658">
            <text:p/>
          </draw:path>
          <draw:frame draw:style-name="gr18" draw:text-style-name="P11" draw:layer="layout" svg:width="0.862cm" svg:height="1.077cm" svg:x="19.831cm" svg:y="33.071cm">
            <draw:text-box>
              <text:p text:style-name="P22"><text:span text:style-name="T9">1</text:span></text:p>
            </draw:text-box>
          </draw:frame>
          <draw:frame draw:style-name="gr18" draw:text-style-name="P11" draw:layer="layout" svg:width="0.862cm" svg:height="1.077cm" svg:x="21.964cm" svg:y="33.066cm">
            <draw:text-box>
              <text:p text:style-name="P22"><text:span text:style-name="T9">2</text:span></text:p>
            </draw:text-box>
          </draw:frame>
          <draw:frame draw:style-name="gr18" draw:text-style-name="P11" draw:layer="layout" svg:width="0.862cm" svg:height="1.077cm" svg:x="24.087cm" svg:y="33.066cm">
            <draw:text-box>
              <text:p text:style-name="P22"><text:span text:style-name="T9">3</text:span></text:p>
            </draw:text-box>
          </draw:frame>
          <draw:path draw:style-name="gr12" draw:text-style-name="P6" draw:layer="layout" svg:width="2.081cm" svg:height="1.648cm" draw:transform="skewX (-0.393048147549123) rotate (-0.867254105315983) translate (22.0975840824269cm 30.862844725194cm)" svg:viewBox="0 0 2082 1649" svg:d="M0 1649c1770 1 2082-1649 2082-1649">
            <text:p/>
          </draw:path>
          <draw:path draw:style-name="gr12" draw:text-style-name="P6" draw:layer="layout" svg:width="2.088cm" svg:height="1.652cm" draw:transform="skewX (-0.390081087820732) rotate (-0.864636111437991) translate (24.2219468487851cm 30.8614729020459cm)" svg:viewBox="0 0 2089 1653" svg:d="M0 1653c1773 2 2089-1653 2089-1653">
            <text:p/>
          </draw:path>
          <draw:path draw:style-name="gr12" draw:text-style-name="P6" draw:layer="layout" svg:width="2.081cm" svg:height="1.648cm" draw:transform="skewX (-0.393048147549123) rotate (-0.867254105315983) translate (26.3532382348729cm 30.862844725194cm)" svg:viewBox="0 0 2082 1649" svg:d="M0 1649c1770 1 2082-1649 2082-1649">
            <text:p/>
          </draw:path>
          <draw:frame draw:style-name="gr18" draw:text-style-name="P11" draw:layer="layout" svg:width="0.862cm" svg:height="1.077cm" svg:x="26.23cm" svg:y="33.067cm">
            <draw:text-box>
              <text:p text:style-name="P22"><text:span text:style-name="T9">4</text:span></text:p>
            </draw:text-box>
          </draw:frame>
        </draw:g>
        <draw:line draw:style-name="gr13" draw:text-style-name="P6" draw:layer="layout" svg:x1="28cm" svg:y1="29.5cm" svg:x2="35.6cm" svg:y2="26.9cm">
          <text:p/>
        </draw:line>
        <draw:custom-shape draw:style-name="gr24" draw:text-style-name="P18" draw:layer="layout" svg:width="10.885cm" svg:height="3.7cm" svg:x="25.615cm" svg:y="24.2cm">
          <text:p text:style-name="P17"><text:span text:style-name="T11">W</text:span><text:span text:style-name="T12">4,M</text:span><text:span text:style-name="T11"> = Bin(10;8+4+1,0.8)</text:span></text:p>
          <text:p text:style-name="P17"><text:span text:style-name="T13"><text:tab/></text:span><text:span text:style-name="T13"> </text:span><text:span text:style-name="T18"><text:s/></text:span><text:span text:style-name="T13">= </text:span><text:span text:style-name="T11">0.246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1" draw:layer="layout" svg:width="0.862cm" svg:height="1.077cm" svg:x="26.18cm" svg:y="30.253cm">
          <draw:text-box>
            <text:p><text:span text:style-name="T17">4</text:span></text:p>
          </draw:text-box>
        </draw:frame>
        <draw:frame draw:style-name="gr18" draw:text-style-name="P21" draw:layer="layout" svg:width="0.862cm" svg:height="1.077cm" svg:x="25.48cm" svg:y="29.154cm">
          <draw:text-box>
            <text:p><text:span text:style-name="T17">8</text:span></text:p>
          </draw:text-box>
        </draw:frame>
        <draw:frame draw:style-name="gr18" draw:text-style-name="P21" draw:layer="layout" svg:width="0.862cm" svg:height="1.077cm" svg:x="26.88cm" svg:y="31.11cm">
          <draw:text-box>
            <text:p><text:span text:style-name="T17">1</text:span></text:p>
          </draw:text-box>
        </draw:frame>
        <draw:frame draw:style-name="gr4" draw:text-style-name="P1" draw:layer="layout" svg:width="10.873cm" svg:height="10.424cm" svg:x="1.127cm" svg:y="18.7cm">
          <draw:image xlink:href="Pictures/10009B5800002A7A000028B9E2D6DBDB74D3AB37.svg" xlink:type="simple" xlink:show="embed" xlink:actuate="onLoad" loext:mime-type="image/svg+xml">
            <text:p/>
          </draw:image>
          <draw:image xlink:href="Pictures/100002010000019B0000018A40C1EC914E61D48E.png" xlink:type="simple" xlink:show="embed" xlink:actuate="onLoad" loext:mime-type="image/png"/>
        </draw:frame>
        <draw:frame draw:style-name="gr25" draw:text-style-name="P21" draw:layer="layout" svg:width="1.222cm" svg:height="1.077cm" svg:x="9.078cm" svg:y="23.623cm">
          <draw:text-box>
            <text:p><text:span text:style-name="T17">10</text:span></text:p>
          </draw:text-box>
        </draw:frame>
        <draw:g>
          <draw:custom-shape draw:style-name="gr19" draw:text-style-name="P12" draw:layer="layout" svg:width="2.637cm" svg:height="0.423cm" draw:transform="rotate (0.785398163397448) translate (23.749cm 28.1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2" draw:layer="layout" svg:width="1.341cm" svg:height="0.423cm" draw:transform="rotate (-0.785398163397448) translate (23.399cm 27.15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" draw:text-style-name="P3" draw:layer="layout" svg:width="23.4cm" svg:height="1cm" svg:x="-19.825cm" svg:y="-1.69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8.7cm" svg:height="5cm" svg:x="31.4cm" svg:y="1.4cm">
          <text:p/>
          <draw:enhanced-geometry svg:viewBox="0 0 21600 21600" draw:type="rectangle" draw:enhanced-path="M 0 0 L 21600 0 21600 21600 0 21600 0 0 Z N"/>
        </draw:custom-shape>
        <draw:frame draw:style-name="gr32" draw:text-style-name="P1" draw:layer="layout" svg:width="11.375cm" svg:height="7.302cm" svg:x="34.025cm" svg:y="1.6cm">
          <draw:image xlink:href="Pictures/1000C1AD00007C2000001C87BEC164B841A56D96.svg" xlink:type="simple" xlink:show="embed" xlink:actuate="onLoad" loext:mime-type="image/svg+xml">
            <text:p/>
          </draw:image>
          <draw:image xlink:href="Pictures/10000201000004B1000001148BBCAD9AC9581CB6.png" xlink:type="simple" xlink:show="embed" xlink:actuate="onLoad" loext:mime-type="image/png"/>
        </draw:frame>
        <draw:custom-shape draw:style-name="gr16" draw:text-style-name="P16" draw:layer="layout" svg:width="2.6cm" svg:height="2.4cm" draw:transform="rotate (3.1386255938614) translate (34.293cm 5.708cm)">
          <text:p text:style-name="P15"><text:span text:style-name="T10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2.6cm" svg:height="2.4cm" svg:x="37.7cm" svg:y="0.2cm">
          <text:p text:style-name="P9"><text:span text:style-name="T6">W</text:span><text:span text:style-name="T7">3,M</text:span><text:span text:style-name="T8"> </text:span><text:span text:style-name="T6">=</text:span><text:span text:style-name="T8"> </text:span><text:span text:style-name="T6">0.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" draw:layer="layout" svg:width="8.7cm" svg:height="0.9cm" svg:x="34cm" svg:y="6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12" draw:text-style-name="P6" draw:layer="layout" svg:width="1.995cm" svg:height="1.546cm" draw:transform="skewX (-0.484852466204025) rotate (-0.918392252399417) translate (36.8484133419033cm 4.41349361066639cm)" svg:viewBox="0 0 1996 1547" svg:d="M0 1547c1698 1 1996-1547 1996-1547">
              <text:p/>
            </draw:path>
            <draw:path draw:style-name="gr12" draw:text-style-name="P6" draw:layer="layout" svg:width="1.995cm" svg:height="1.546cm" draw:transform="skewX (-0.484852466204025) rotate (-0.918392252399417) translate (38.7684133419033cm 4.41349361066641cm)" svg:viewBox="0 0 1996 1547" svg:d="M0 1547c1698 1 1996-1547 1996-1547">
              <text:p/>
            </draw:path>
            <draw:path draw:style-name="gr12" draw:text-style-name="P6" draw:layer="layout" svg:width="1.995cm" svg:height="1.546cm" draw:transform="skewX (-0.484852466204025) rotate (-0.918392252399417) translate (40.6884133419033cm 4.41349361066643cm)" svg:viewBox="0 0 1996 1547" svg:d="M0 1547c1698 1 1996-1547 1996-1547">
              <text:p/>
            </draw:path>
          </draw:g>
          <draw:frame draw:style-name="gr18" draw:text-style-name="P11" draw:layer="layout" svg:width="0.862cm" svg:height="1.077cm" svg:x="36.644cm" svg:y="6.622cm">
            <draw:text-box>
              <text:p><text:span text:style-name="T9">1</text:span></text:p>
            </draw:text-box>
          </draw:frame>
          <draw:frame draw:style-name="gr18" draw:text-style-name="P11" draw:layer="layout" svg:width="0.862cm" svg:height="1.077cm" svg:x="38.584cm" svg:y="6.62cm">
            <draw:text-box>
              <text:p><text:span text:style-name="T9">2</text:span></text:p>
            </draw:text-box>
          </draw:frame>
          <draw:frame draw:style-name="gr18" draw:text-style-name="P11" draw:layer="layout" svg:width="0.862cm" svg:height="1.077cm" svg:x="40.564cm" svg:y="6.62cm">
            <draw:text-box>
              <text:p><text:span text:style-name="T9">3</text:span></text:p>
            </draw:text-box>
          </draw:frame>
        </draw:g>
        <draw:frame draw:style-name="gr18" draw:text-style-name="P11" draw:layer="layout" svg:width="0.862cm" svg:height="1.077cm" svg:x="6.42cm" svg:y="36.52cm">
          <draw:text-box>
            <text:p><text:span text:style-name="T9">2</text:span></text:p>
          </draw:text-box>
        </draw:frame>
        <draw:frame draw:style-name="gr18" draw:text-style-name="P11" draw:layer="layout" svg:width="0.862cm" svg:height="1.077cm" svg:x="8.49cm" svg:y="36.52cm">
          <draw:text-box>
            <text:p><text:span text:style-name="T9">3</text:span></text:p>
          </draw:text-box>
        </draw:frame>
        <draw:frame draw:style-name="gr18" draw:text-style-name="P11" draw:layer="layout" svg:width="0.862cm" svg:height="1.077cm" svg:x="4.35cm" svg:y="36.52cm">
          <draw:text-box>
            <text:p><text:span text:style-name="T9">1</text:span></text:p>
          </draw:text-box>
        </draw:frame>
        <draw:frame draw:style-name="gr34" draw:text-style-name="P1" draw:layer="layout" svg:width="11.667cm" svg:height="2.1cm" svg:x="0.733cm" svg:y="16.2cm">
          <draw:image xlink:href="Pictures/1000D90600002D94000028B938582C91284C2B91.svg" xlink:type="simple" xlink:show="embed" xlink:actuate="onLoad" loext:mime-type="image/svg+xml">
            <text:p/>
          </draw:image>
          <draw:image xlink:href="Pictures/10000201000001B90000018A38324A8C5AB21CA5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pitch="variable"/>
    <style:font-face style:name="aakar1" svg:font-family="aakar" style:font-pitch="variable"/>
    <style:font-face style:name="aakar" svg:font-family="aakar" style:font-adornments="Bold Italic" style:font-pitch="variable"/>
    <style:font-face style:name="aakar2" svg:font-family="aakar" style:font-adornments="Regular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2.8cm" fo:page-height="4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9T11:18:14.894068082</meta:creation-date>
    <dc:date>2024-06-21T15:08:40.021272467</dc:date>
    <meta:editing-duration>PT13H37M53S</meta:editing-duration>
    <meta:editing-cycles>36</meta:editing-cycles>
    <meta:generator>LibreOffice/6.4.7.2$Linux_X86_64 LibreOffice_project/40$Build-2</meta:generator>
    <meta:document-statistic meta:object-count="128"/>
  </office:meta>
</office:document-meta>
</file>